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1C03000022A1818359C7.svm"/>
  <manifest:file-entry manifest:media-type="" manifest:full-path="Pictures/2000000700001D41000022A182835185.svm"/>
  <manifest:file-entry manifest:media-type="" manifest:full-path="Pictures/200000070000575600001FA1F97F0E7B.svm"/>
  <manifest:file-entry manifest:media-type="" manifest:full-path="Pictures/2000000700001D5B00002237162682AF.svm"/>
  <manifest:file-entry manifest:media-type="" manifest:full-path="Pictures/2000000700006EE700002F0877C702E2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Text_20_body" style:list-style-name="L1"/>
    <style:style style:name="P4" style:family="paragraph" style:parent-style-name="Text_20_body">
      <style:text-properties fo:language="ru" fo:country="RU"/>
    </style:style>
    <style:style style:name="P5" style:family="paragraph" style:parent-style-name="Heading_20_1">
      <style:paragraph-properties fo:break-before="page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h text:style-name="P2" text:outline-level="1">Печать листов отбора<text:tab/>2</text:h>
          <text:h text:style-name="P2" text:outline-level="1">Открытия листа отбора<text:tab/>5</text:h>
          <text:h text:style-name="P2" text:outline-level="1">Закрытие листа отбора<text:tab/>6</text:h>
        </text:index-body>
      </text:table-of-content>
      <text:h text:style-name="Heading_20_1" text:outline-level="1"/>
      <text:h text:style-name="P5" text:outline-level="1">Печать листов отбора</text:h>
      <text:p text:style-name="Text_20_body">Для печати листов отбора достаточно воспользоваться внешней обработкой «печать листов отбора» (см. рис .1) <text:s/>В данной обработке существуют следующие возможности:</text:p>
      <text:list xml:id="list32528783" text:style-name="L1">
        <text:list-item>
          <text:p text:style-name="P3">кнопка «Заполнить» - <text:s/>заполняет таблицу списком модулей и листов отбора (если их уже печатали);</text:p>
        </text:list-item>
        <text:list-item>
          <text:p text:style-name="P3">кнопка «Закрыть все модули» - позволяет закрыть все модули, выведенные в таблице;</text:p>
        </text:list-item>
        <text:list-item>
          <text:p text:style-name="P3">дата отчета — дата, на которую была запланирована поездка/сборка товаров</text:p>
        </text:list-item>
        <text:list-item>
          <text:p text:style-name="P3">показать напечатанные — выводит в таблицу, уже напечатанные листы отбора, если снята, то в таблицу выведутся только модули, по которым еще не печатались листы отбора;</text:p>
        </text:list-item>
        <text:list-item>
          <text:p text:style-name="P3">кнопка «Печать» - печатает листы отбора, где установлен флаг «Пометка».</text:p>
          <text:p text:style-name="P3">В таблице:</text:p>
        </text:list-item>
        <text:list-item>
          <text:p text:style-name="P3">колонка «Модуль/№ листа» - содержит список модулей и листов отбора (если идет первичная печать, то № листа отбора не указан);</text:p>
        </text:list-item>
        <text:list-item>
          <text:p text:style-name="P3">колонка «Пометка» - устанавливает, какие листы отбора будут печататься <text:span text:style-name="T1">(</text:span><text:span text:style-name="T2">если идет первичная печать, то пометка уже установлена</text:span><text:span text:style-name="T1">)</text:span>;</text:p>
        </text:list-item>
        <text:list-item>
          <text:p text:style-name="P3">колонка «Таблица» - позваоляет вывести табличку с № модуля;</text:p>
        </text:list-item>
        <text:list-item>
          <text:p text:style-name="P3">колонка «Заказ покупателя» - содержит ссылку на заказ покупателя;</text:p>
        </text:list-item>
        <text:list-item>
          <text:p text:style-name="P3">колонка «Отгрузка» - содержит ссылку на отгрузку, если весь товар по планированию собран и отгрузка создана;</text:p>
        </text:list-item>
        <text:list-item>
          <text:p text:style-name="P3">колонка «Закрыт» - позволяет закрыть модуль складом, после чего логисты не смогут ничего убрать из такого модуля;</text:p>
        </text:list-item>
        <text:list-item>
          <text:p text:style-name="P3">колонка «Сборщик» - содержит фамилию сборщика, собиравшего указанный лист отбора; </text:p>
        </text:list-item>
        <text:list-item>
          <text:p text:style-name="P3">колонка «Контроллер» - содержит фамилию контроллера, который закрывал лист отбора;</text:p>
        </text:list-item>
        <text:list-item>
          <text:p text:style-name="P3">колонка «Начало» - время начала сборки;</text:p>
        </text:list-item>
        <text:list-item>
          <text:p text:style-name="P3">колонка «Окончание» - время окончания сборки.</text:p>
        </text:list-item>
      </text:list>
      <text:p text:style-name="Text_20_body">Если лист отбора закрыт складом, то строка будет выделена желтым цветом. Если Лист отбора закрыт логистами, то строка будет выделена зеленым цветом.</text:p>
      <text:p text:style-name="Text_20_body">При печати формируется печатная форма листа отбора (см. рис.2). При этом номер представлен в виде <text:span text:style-name="T2">&lt;Номер листа отбора&gt;/&lt;Номер модуля&gt;/&lt;Номер заказа&gt;.</text:span></text:p>
      <text:p text:style-name="P4"/>
      <text:p text:style-name="P1"><draw:frame draw:style-name="fr1" draw:name="Графический объект1" text:anchor-type="paragraph" svg:width="17cm" svg:height="7.209cm" draw:z-index="0"><draw:image xlink:href="Pictures/2000000700006EE700002F0877C702E2.svm" xlink:type="simple" xlink:show="embed" xlink:actuate="onLoad"/></draw:frame><text:soft-page-break/>Рис. 1 . Диалоговая форма обработки «Печать листов отбора»</text:p>
      <text:p text:style-name="P1"><draw:frame draw:style-name="fr1" draw:name="Графический объект2" text:anchor-type="paragraph" svg:width="17cm" svg:height="6.156cm" draw:z-index="1"><draw:image xlink:href="Pictures/200000070000575600001FA1F97F0E7B.svm" xlink:type="simple" xlink:show="embed" xlink:actuate="onLoad"/></draw:frame>Рис.2 Печатная форма листа отбора</text:p>
      <text:p text:style-name="P1"/>
      <text:h text:style-name="P5" text:outline-level="1">Открытия листа отбора</text:h>
      <text:p text:style-name="Text_20_body">После получения листа отбора сборщик должен открыть лист отбора. Для этого он запускает внешнюю обработку «Сборщик» (см. рис 3). В поле «Сборщик» вводится штрих-код сборщика, при помощи сканера считывается штрих-код, аналогично считвается и штрих-код листа отбора в поле «Лист». Если все указано верно , должна появиться надпись «Сборку можно начинать».</text:p>
      <text:p text:style-name="Text_20_body"><draw:frame draw:style-name="fr2" draw:name="Графический объект3" text:anchor-type="paragraph" svg:width="7.514cm" svg:height="8.759cm" draw:z-index="2"><draw:image xlink:href="Pictures/2000000700001D5B00002237162682AF.svm" xlink:type="simple" xlink:show="embed" xlink:actuate="onLoad"/></draw:frame></text:p>
      <text:h text:style-name="P5" text:outline-level="1">Закрытие листа отбора</text:h>
      <text:p text:style-name="Text_20_body">После процесса сборки листа отбора, лист надо закрыть. Для этого предназначена внешняя обработка «Сборщик» (как и при открытии листа). Если по листу отбора найдены все позиции, то достаточно отсканировать штрих-код сборщика (или контроллера, если он закрывает лист) и штрих-код листа отбора, после чего программа предложит ввести количество мест по данному листу отбора (см. рис. 4). После чего на печать вывдутся этикетки.</text:p>
      <text:p text:style-name="P1"><draw:frame draw:style-name="fr2" draw:name="Графический объект4" text:anchor-type="paragraph" svg:width="7.489cm" svg:height="8.865cm" draw:z-index="3"><draw:image xlink:href="Pictures/2000000700001D41000022A182835185.svm" xlink:type="simple" xlink:show="embed" xlink:actuate="onLoad"/></draw:frame>Рис. 4. Обработка «Сборщик»</text:p>
      <text:p text:style-name="Text_20_body">Если в процессе сборки не найдены какие-то позиции, но решено отгружать без них, то нужно будет вручную указать количество найденного товара. Для этого в обработке «Сборщик» надо нажать на кнопку «Ручная» (см. рис 4), после чего отсканировать штрих-код сборщика/контроллера и штрих-код листа отбора (см. рис 5.), а в таблице указать вручную количество собранного товара. После того, как все указано необходимо нажать кнопку «Записать». Для возврата к автоматической сборке нужно нажать кнопку «Авто».</text:p>
      <text:p text:style-name="P1"><draw:frame draw:style-name="fr2" draw:name="Графический объект5" text:anchor-type="paragraph" svg:width="7.17cm" svg:height="8.865cm" draw:z-index="4"><draw:image xlink:href="Pictures/2000000700001C03000022A1818359C7.svm" xlink:type="simple" xlink:show="embed" xlink:actuate="onLoad"/></draw:frame><text:soft-page-break/>Рис. 5. Обработка «Сборщик» режим ручной сборки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default-outline-level="1" style:list-style-name="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6-09T15:08:32.39</meta:creation-date>
    <dc:date>2011-06-14T12:46:14.87</dc:date>
    <meta:editing-duration>PT00H57M46S</meta:editing-duration>
    <meta:editing-cycles>3</meta:editing-cycles>
    <meta:generator>OpenOffice.org/3.2$Win32 OpenOffice.org_project/320m12$Build-9483</meta:generator>
    <meta:document-statistic meta:table-count="0" meta:image-count="5" meta:object-count="0" meta:page-count="6" meta:paragraph-count="33" meta:word-count="501" meta:character-count="3398"/>
  </office:meta>
</office:document-meta>
</file>